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SimSun" svg:font-family="SimSun"/>
    <style:font-face style:name="Times New Roman" svg:font-family="'Times New Roman'" style:font-family-generic="roman" style:font-pitch="variable"/>
    <style:font-face style:name="Wingdings" svg:font-family="Wingdings" style:font-charset="x-symbol"/>
  </office:font-face-decls>
  <office:automatic-styles>
    <style:style style:name="P1" style:family="paragraph" style:parent-style-name="Normal_20__28_Web_29_">
      <style:paragraph-properties fo:margin-top="0in" fo:margin-bottom="0in" style:contextual-spacing="false" fo:orphans="2" fo:widows="2"/>
    </style:style>
    <style:style style:name="P2" style:family="paragraph" style:parent-style-name="Normal_20__28_Web_29_" style:list-style-name="WW8Num1">
      <style:paragraph-properties fo:margin-left="0.5835in" fo:margin-right="0in" fo:margin-top="0in" fo:margin-bottom="0in" style:contextual-spacing="false" fo:orphans="2" fo:widows="2" fo:text-indent="-0.2917in" style:auto-text-indent="false">
        <style:tab-stops>
          <style:tab-stop style:position="0.2917in"/>
        </style:tab-stops>
      </style:paragraph-properties>
      <style:text-properties style:font-name="Times New Roman" style:font-name-complex="Times New Roman"/>
    </style:style>
    <style:style style:name="P3" style:family="paragraph" style:parent-style-name="Normal_20__28_Web_29_">
      <style:paragraph-properties fo:margin-top="0in" fo:margin-bottom="0in" style:contextual-spacing="false" fo:orphans="2" fo:widows="2"/>
      <style:text-properties style:font-name="Times New Roman" style:font-name-complex="Times New Roman"/>
    </style:style>
    <style:style style:name="P4" style:family="paragraph" style:parent-style-name="Normal_20__28_Web_29_">
      <style:paragraph-properties fo:margin-top="0in" fo:margin-bottom="0in" style:contextual-spacing="false" fo:orphans="2" fo:widows="2"/>
      <style:text-properties style:font-name="Times New Roman" fo:font-size="10.5pt" style:font-size-asian="10.5pt" style:font-name-complex="Times New Roman"/>
    </style:style>
    <style:style style:name="P5" style:family="paragraph" style:parent-style-name="Normal_20__28_Web_29_">
      <style:paragraph-properties fo:margin-top="0in" fo:margin-bottom="0in" style:contextual-spacing="false" fo:orphans="2" fo:widows="2"/>
      <style:text-properties style:font-name="Times New Roman" fo:font-size="10.5pt" fo:language="en" fo:country="US" style:font-size-asian="10.5pt" style:font-name-complex="Times New Roman"/>
    </style:style>
    <style:style style:name="P6" style:family="paragraph" style:parent-style-name="Normal_20__28_Web_29_">
      <style:paragraph-properties fo:margin-top="0in" fo:margin-bottom="0in" style:contextual-spacing="false" fo:orphans="2" fo:widows="2"/>
      <style:text-properties style:font-name="Times New Roman" fo:font-weight="bold" style:font-weight-asian="bold" style:font-name-complex="Times New Roman" style:font-weight-complex="bold"/>
    </style:style>
    <style:style style:name="P7" style:family="paragraph" style:parent-style-name="Normal_20__28_Web_29_">
      <style:paragraph-properties fo:margin-top="0in" fo:margin-bottom="0in" style:contextual-spacing="false" fo:orphans="2" fo:widows="2"/>
      <style:text-properties style:font-name="Times New Roman" fo:font-size="14pt" fo:language="en" fo:country="US" fo:font-weight="bold" style:font-size-asian="14pt" style:font-weight-asian="bold" style:font-name-complex="Times New Roman" style:font-size-complex="14pt" style:font-weight-complex="bold"/>
    </style:style>
    <style:style style:name="P8" style:family="paragraph" style:parent-style-name="Normal_20__28_Web_29_">
      <style:paragraph-properties fo:margin-top="0in" fo:margin-bottom="0in" style:contextual-spacing="false" fo:orphans="2" fo:widows="2" fo:break-before="page"/>
      <style:text-properties style:font-name="Times New Roman" fo:font-size="14pt" fo:language="en" fo:country="US" fo:font-weight="bold" style:font-size-asian="14pt" style:font-weight-asian="bold" style:font-name-complex="Times New Roman" style:font-size-complex="14pt" style:font-weight-complex="bold"/>
    </style:style>
    <style:style style:name="P9" style:family="paragraph" style:parent-style-name="Normal_20__28_Web_29_" style:list-style-name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justify" style:justify-single-word="false"/>
      <style:text-properties style:font-name="Times New Roman" fo:language="en" fo:country="US" style:font-name-complex="Times New Roman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4pt" fo:language="en" fo:country="US" fo:font-weight="bold" style:font-size-asian="14pt" style:font-weight-asian="bold" style:font-name-complex="Times New Roman" style:font-size-complex="12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4pt" fo:language="en" fo:country="US" fo:font-weight="bold" style:font-size-asian="14pt" style:font-weight-asian="bold" style:font-name-complex="Times New Roman" style:font-size-complex="12pt" style:font-weight-complex="bold"/>
    </style:style>
    <style:style style:name="P14" style:family="paragraph" style:parent-style-name="Standard">
      <style:paragraph-properties fo:text-align="justify" style:justify-single-word="false" fo:break-before="page"/>
      <style:text-properties style:font-name="Times New Roman" fo:font-size="14pt" fo:language="en" fo:country="US" fo:font-weight="bold" style:font-size-asian="14pt" style:font-weight-asian="bold" style:font-name-complex="Times New Roman" style:font-size-complex="12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4pt" fo:language="en" fo:country="US" fo:font-weight="bold" style:font-size-asian="14pt" style:font-weight-asian="bold" style:font-name-complex="Times New Roman" style:font-size-complex="14pt" style:font-weight-complex="bold"/>
    </style:style>
    <style:style style:name="P16" style:family="paragraph" style:parent-style-name="Standard">
      <style:paragraph-properties fo:text-align="justify" style:justify-single-word="false" fo:break-before="page"/>
      <style:text-properties style:font-name="Times New Roman" fo:font-size="14pt" fo:language="en" fo:country="US" fo:font-weight="bold" style:font-size-asian="14pt" style:font-weight-asian="bold" style:font-name-complex="Times New Roman" style:font-size-complex="14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4pt" fo:language="en" fo:country="US" fo:font-weight="bold" style:font-name-asian="SimSun" style:font-size-asian="14pt" style:font-weight-asian="bold" style:font-name-complex="Times New Roman" style:font-size-complex="14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SimSun" fo:font-size="12pt" fo:language="en" fo:country="US" style:font-size-asian="12pt" style:font-name-complex="SimSun" style:font-size-complex="12pt"/>
    </style:style>
    <style:style style:name="T1" style:family="text">
      <style:text-properties style:font-name="Times New Roman" fo:language="en" fo:country="US" style:font-name-complex="Times New Roman"/>
    </style:style>
    <style:style style:name="T2" style:family="text">
      <style:text-properties style:font-name="Times New Roman" fo:language="en" fo:country="US" fo:font-weight="bold" style:font-weight-asian="bold" style:font-name-complex="Times New Roman" style:font-weight-complex="bold"/>
    </style:style>
    <style:style style:name="T3" style:family="text">
      <style:text-properties style:font-name="Times New Roman" fo:language="en" fo:country="US" fo:font-style="normal" style:font-style-asian="normal" style:font-name-complex="Times New Roman" style:font-style-complex="normal"/>
    </style:style>
    <style:style style:name="T4" style:family="text">
      <style:text-properties style:font-name="Times New Roman" style:font-name-complex="Times New Roman"/>
    </style:style>
    <style:style style:name="T5" style:family="text">
      <style:text-properties style:font-name="Times New Roman" fo:font-size="14pt" fo:language="en" fo:country="US" fo:font-weight="bold" style:font-size-asian="14pt" style:font-weight-asian="bold" style:font-name-complex="Times New Roman" style:font-size-complex="12pt" style:font-weight-complex="bold"/>
    </style:style>
    <style:style style:name="T6" style:family="text">
      <style:text-properties style:font-name="Times New Roman" fo:font-size="14pt" fo:language="en" fo:country="US" fo:font-weight="bold" style:font-size-asian="14pt" style:font-weight-asian="bold" style:font-name-complex="Times New Roman" style:font-size-complex="14pt" style:font-weight-complex="bold"/>
    </style:style>
    <style:style style:name="T7" style:family="text">
      <style:text-properties style:font-name="Times New Roman" fo:font-weight="bold" style:font-weight-asian="bold" style:font-name-complex="Times New Roman" style:font-weight-complex="bold"/>
    </style:style>
    <style:style style:name="T8" style:family="text">
      <style:text-properties style:font-name="Times New Roman" fo:font-size="12pt" style:font-name-asian="SimSun" style:font-size-asian="12pt" style:font-name-complex="Times New Roman" style:font-size-complex="12pt"/>
    </style:style>
    <style:style style:name="T9" style:family="text">
      <style:text-properties style:font-name="Times New Roman" fo:font-size="12pt" fo:font-weight="bold" style:font-name-asian="SimSun" style:font-size-asian="12pt" style:font-weight-asian="bold" style:font-name-complex="Times New Roman" style:font-size-complex="12pt" style:font-weight-complex="bold"/>
    </style:style>
    <style:style style:name="T10" style:family="text">
      <style:text-properties style:font-name="Times New Roman" fo:font-size="12pt" fo:language="en" fo:country="US" fo:font-weight="bold" style:font-name-asian="SimSun" style:font-size-asian="12pt" style:font-weight-asian="bold" style:font-name-complex="Times New Roman" style:font-size-complex="12pt" style:font-weight-complex="bold"/>
    </style:style>
    <style:style style:name="T11" style:family="text">
      <style:text-properties style:font-name="Times New Roman" fo:font-size="12pt" fo:language="en" fo:country="US" style:font-size-asian="12pt" style:font-name-complex="Times New Roman" style:font-size-complex="12pt"/>
    </style:style>
    <style:style style:name="T12" style:family="text">
      <style:text-properties style:font-name="Times New Roman" style:font-name-asian="SimSun" style:font-name-complex="Times New Roman"/>
    </style:style>
    <style:style style:name="T13" style:family="text">
      <style:text-properties style:font-name="Times New Roman" fo:font-style="italic" style:font-style-asian="italic" style:font-name-complex="Times New Roman" style:font-style-complex="italic"/>
    </style:style>
    <style:style style:name="T14" style:family="text">
      <style:text-properties officeooo:rsid="001b4ed7"/>
    </style:style>
    <style:style style:name="fr1" style:family="graphic" style:parent-style-name="Frame">
      <style:graphic-properties fo:margin-left="0.1256in" fo:margin-right="0.1256in" fo:margin-top="0in" fo:margin-bottom="0in" style:run-through="background" style:wrap="parallel" style:number-wrapped-paragraphs="no-limit" style:vertical-pos="from-top" style:vertical-rel="paragraph" style:horizontal-pos="from-left" style:horizontal-rel="paragraph" fo:background-color="#ffffff" draw:fill="solid" draw:fill-color="#ffffff" fo:padding-left="0.1in" fo:padding-right="0.1in" fo:padding-top="0.05in" fo:padding-bottom="0.05in" fo:border="0.74pt solid #0000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Name: <text:span text:style-name="T14">Jacob Boicken </text:span></text:p>
      <text:p text:style-name="P11">Section: <text:span text:style-name="T14">8</text:span></text:p>
      <text:p text:style-name="P11">University ID: <text:s/></text:p>
      <text:p text:style-name="P11"/>
      <text:p text:style-name="P12">Lab 2 Report</text:p>
      <text:p text:style-name="P13"/>
      <text:p text:style-name="P13"><draw:frame draw:style-name="fr1" draw:name="Frame1" text:anchor-type="char" svg:x="0in" svg:y="0.3634in" svg:width="5.7598in" svg:height="2.052in" draw:z-index="18"><draw:text-box><text:p text:style-name="Standard"/></draw:text-box></draw:frame>Summary:</text:p>
      <text:p text:style-name="P13"/>
      <text:p text:style-name="P13"/>
      <text:p text:style-name="P14">Lab Questions:</text:p>
      <text:p text:style-name="P13"/>
      <text:p text:style-name="P13">3.1:</text:p>
      <text:p text:style-name="P1"><text:span text:style-name="T2">6pts <text:s/></text:span><text:span text:style-name="T4">In the report, include the relevant lines from </text:span><text:span text:style-name="T1">“</text:span><text:span text:style-name="T4">ps -l</text:span><text:span text:style-name="T1">”</text:span><text:span text:style-name="T4"> for your programs, and point out the following items:</text:span></text:p>
      <text:list xml:id="list2831464467" text:style-name="WW8Num1">
        <text:list-item>
          <text:p text:style-name="P2">output</text:p>
        </text:list-item>
        <text:list-item>
          <text:p text:style-name="P2">process name</text:p>
        </text:list-item>
        <text:list-item>
          <text:p text:style-name="P2">process state (decode the letter!)</text:p>
        </text:list-item>
        <text:list-item>
          <text:p text:style-name="P2">process ID (PID)</text:p>
        </text:list-item>
        <text:list-item>
          <text:p text:style-name="P2">parent process ID (PPID)</text:p>
        </text:list-item>
      </text:list>
      <text:p text:style-name="P9"><draw:frame draw:style-name="fr1" draw:name="Frame2" text:anchor-type="char" svg:x="-0.0335in" svg:y="0.0346in" svg:width="5.5929in" svg:height="2.6917in" draw:z-index="0"><draw:text-box><text:p text:style-name="Standard"/></draw:text-box></draw:frame><text:span text:style-name="T9">2pt</text:span><text:span text:style-name="T10">s <text:s/></text:span><text:span text:style-name="T8">Repeat this experiment and observe what changes and doesn't change.</text:span></text:p>
      <text:p text:style-name="P10"><draw:frame draw:style-name="fr1" draw:name="Frame3" text:anchor-type="char" svg:x="0in" svg:y="0.0646in" svg:width="5.7598in" svg:height="1.0846in" draw:z-index="1"><draw:text-box><text:p text:style-name="Standard"/></draw:text-box></draw:frame><text:span text:style-name="T9">2pts</text:span><text:span text:style-name="T8"> </text:span><text:span text:style-name="T11"><text:s/></text:span><text:span text:style-name="T8">Find out the name of the process that started your programs. What is it, and what does it do?</text:span></text:p>
      <text:p text:style-name="P17"><draw:frame draw:style-name="fr1" draw:name="Frame4" text:anchor-type="char" svg:x="0in" svg:y="0.0646in" svg:width="5.7598in" svg:height="1.0846in" draw:z-index="2"><draw:text-box><text:p text:style-name="Standard"/></draw:text-box></draw:frame></text:p>
      <text:p text:style-name="P15"/>
      <text:p text:style-name="P16">3.2:</text:p>
      <text:p text:style-name="P1"><text:span text:style-name="T7">1pt</text:span><text:span text:style-name="T4"> </text:span><text:span text:style-name="T1"><text:s/></text:span><text:span text:style-name="T4">Include the output from the program</text:span></text:p>
      <text:p text:style-name="P4"><draw:frame draw:style-name="fr1" draw:name="Frame5" text:anchor-type="char" svg:x="0in" svg:y="0.0646in" svg:width="5.7598in" svg:height="0.9764in" draw:z-index="3"><draw:text-box><text:p text:style-name="Standard"/></draw:text-box></draw:frame></text:p>
      <text:p text:style-name="P3"/>
      <text:p text:style-name="P3"/>
      <text:p text:style-name="P3"/>
      <text:p text:style-name="P6"/>
      <text:p text:style-name="P1"><text:span text:style-name="T7">4pts</text:span><text:span text:style-name="T4"> </text:span><text:span text:style-name="T1"><text:s/></text:span><text:span text:style-name="T4">Draw the process tree (label processes with PIDs)</text:span></text:p>
      <text:p text:style-name="P1"><draw:frame draw:style-name="fr1" draw:name="Frame6" text:anchor-type="char" svg:x="0.0083in" svg:y="0.0654in" svg:width="5.7598in" svg:height="2.1646in" draw:z-index="19"><draw:text-box><text:p text:style-name="Standard"/></draw:text-box></draw:frame><text:span text:style-name="T7">3pts</text:span><text:span text:style-name="T1"> <text:s/></text:span><text:span text:style-name="T4">Explain how the tree was built in terms of the program code</text:span></text:p>
      <text:p text:style-name="P1"><draw:frame draw:style-name="fr1" draw:name="Frame7" text:anchor-type="char" svg:x="0in" svg:y="0.0646in" svg:width="5.7598in" svg:height="1.2335in" draw:z-index="4"><draw:text-box><text:p text:style-name="Standard"/></draw:text-box></draw:frame><text:span text:style-name="T7">2pts</text:span><text:span text:style-name="T4"> </text:span><text:span text:style-name="T1"><text:s/></text:span><text:span text:style-name="T4">Explain what happens when the sleep statement is removed. You should see processes reporting a parent PID of 1. Redirecting output to a file may interfere with this, and you may need to run the program multiple times to see it happen.</text:span></text:p>
      <text:p text:style-name="P4"><draw:frame draw:style-name="fr1" draw:name="Frame8" text:anchor-type="char" svg:x="0in" svg:y="0.0646in" svg:width="5.7598in" svg:height="1.0846in" draw:z-index="5"><draw:text-box><text:p text:style-name="Standard"/></draw:text-box></draw:frame></text:p>
      <text:p text:style-name="P15"/>
      <text:p text:style-name="P15"/>
      <text:p text:style-name="P16">3.3:</text:p>
      <text:p text:style-name="P1"><text:span text:style-name="T7">2pts</text:span><text:span text:style-name="T4"> </text:span><text:span text:style-name="T1"><text:s/></text:span><text:span text:style-name="T4">Include the (completed) program and its output</text:span></text:p>
      <text:p text:style-name="P1"><draw:frame draw:style-name="fr1" draw:name="Frame9" text:anchor-type="char" svg:x="0in" svg:y="0.0654in" svg:width="5.7598in" svg:height="4.5028in" draw:z-index="6"><draw:text-box><text:p text:style-name="Standard"/></draw:text-box></draw:frame><text:span text:style-name="T7">4pts</text:span><text:span text:style-name="T4"> </text:span><text:span text:style-name="T1"><text:s/></text:span><text:span text:style-name="T4">Speculate why it might be useful to have fork return different values to the parent and child. What advantage does returning the child's PID have?</text:span></text:p>
      <text:p text:style-name="P15"><draw:frame draw:style-name="fr1" draw:name="Frame10" text:anchor-type="char" svg:x="0in" svg:y="0.0654in" svg:width="5.7598in" svg:height="1.3091in" draw:z-index="7"><draw:text-box><text:p text:style-name="Standard"/></draw:text-box></draw:frame></text:p>
      <text:p text:style-name="P15"/>
      <text:p text:style-name="P16">3.4:</text:p>
      <text:p text:style-name="P1"><text:span text:style-name="T7">2pts</text:span><text:span text:style-name="T4"> </text:span><text:span text:style-name="T1"><text:s/></text:span><text:span text:style-name="T4">Include small (but relevant) sections of the output</text:span></text:p>
      <text:p text:style-name="P4"><draw:frame draw:style-name="fr1" draw:name="Frame11" text:anchor-type="char" svg:x="0in" svg:y="0.0563in" svg:width="5.7598in" svg:height="0.9374in" draw:z-index="8"><draw:text-box><text:p text:style-name="Standard"/></draw:text-box></draw:frame></text:p>
      <text:p text:style-name="P6"/>
      <text:p text:style-name="P6"/>
      <text:p text:style-name="P6"/>
      <text:p text:style-name="P1"><text:span text:style-name="T7">4pts</text:span><text:span text:style-name="T4"> </text:span><text:span text:style-name="T1"><text:s/></text:span><text:span text:style-name="T4">Make some observations about time slicing. Can you find any output that appears to</text:span><text:span text:style-name="T1"> </text:span><text:span text:style-name="T4">have been cut off? Are there any missing parts? What's going on (mention the kernel scheduler)?</text:span></text:p>
      <text:p text:style-name="P4"><draw:frame draw:style-name="fr1" draw:name="Frame12" text:anchor-type="char" svg:x="0in" svg:y="0.0646in" svg:width="5.7598in" svg:height="1.4638in" draw:z-index="9"><draw:text-box><text:p text:style-name="Standard"/></draw:text-box></draw:frame></text:p>
      <text:p text:style-name="P3"/>
      <text:p text:style-name="P7"/>
      <text:p text:style-name="P8">3.5:</text:p>
      <text:p text:style-name="P1"><text:span text:style-name="T7">6pts</text:span><text:span text:style-name="T4"> </text:span><text:span text:style-name="T1"><text:s/></text:span><text:span text:style-name="T4">Explain the major difference between this experiment and experiment 4.</text:span></text:p>
      <text:p text:style-name="P1"><text:span text:style-name="T4">Be sure to look up what wait does </text:span><text:span text:style-name="T1">(</text:span><text:span text:style-name="T13">man 2 wait</text:span><text:span text:style-name="T3">)</text:span><text:span text:style-name="T4">.</text:span></text:p>
      <text:p text:style-name="P7"><draw:frame draw:style-name="fr1" draw:name="Frame13" text:anchor-type="char" svg:x="0in" svg:y="0.0646in" svg:width="5.7598in" svg:height="1.0846in" draw:z-index="10"><draw:text-box><text:p text:style-name="Standard"/></draw:text-box></draw:frame></text:p>
      <text:p text:style-name="P7">3.6:</text:p>
      <text:p text:style-name="P1"><text:span text:style-name="T7">2pts</text:span><text:span text:style-name="T4"> </text:span><text:span text:style-name="T1"><text:s/></text:span><text:span text:style-name="T4">The program appears to have an infinite loop. Why does it stop?</text:span></text:p>
      <text:p text:style-name="P1"><draw:frame draw:style-name="fr1" draw:name="Frame14" text:anchor-type="char" svg:x="0in" svg:y="0.0646in" svg:width="5.7598in" svg:height="0.5945in" draw:z-index="11"><draw:text-box><text:p text:style-name="Standard"/></draw:text-box></draw:frame><text:span text:style-name="T7">4pts</text:span><text:span text:style-name="T4"> </text:span><text:span text:style-name="T1"><text:s/></text:span><text:span text:style-name="T4">From the definitions of </text:span><text:span text:style-name="T13">sleep</text:span><text:span text:style-name="T4"> and </text:span><text:span text:style-name="T13">usleep</text:span><text:span text:style-name="T4">, what do you expect the child's count</text:span></text:p>
      <text:p text:style-name="P3">to be just before it ends?</text:p>
      <text:p text:style-name="P1"><draw:frame draw:style-name="fr1" draw:name="Frame15" text:anchor-type="char" svg:x="0in" svg:y="0.0646in" svg:width="5.7598in" svg:height="0.5445in" draw:z-index="12"><draw:text-box><text:p text:style-name="Standard"/></draw:text-box></draw:frame><text:span text:style-name="T7">2pts</text:span><text:span text:style-name="T4"> </text:span><text:span text:style-name="T1"><text:s/></text:span><text:span text:style-name="T4">Why doesn't the child reach this count before it terminates?</text:span></text:p>
      <text:p text:style-name="P5"><draw:frame draw:style-name="fr1" draw:name="Frame16" text:anchor-type="char" svg:x="0in" svg:y="0.0646in" svg:width="5.7598in" svg:height="0.6693in" draw:z-index="13"><draw:text-box><text:p text:style-name="Standard"/></draw:text-box></draw:frame></text:p>
      <text:p text:style-name="P7"/>
      <text:p text:style-name="P7"/>
      <text:p text:style-name="P8">3.7:</text:p>
      <text:p text:style-name="P1"><text:span text:style-name="T7">8pts</text:span><text:span text:style-name="T4"> </text:span><text:span text:style-name="T1"><text:s/></text:span><text:span text:style-name="T4">Read the man page for </text:span><text:span text:style-name="T13">execl </text:span><text:span text:style-name="T4">and relatives (</text:span><text:span text:style-name="T13">man 3 exec</text:span><text:span text:style-name="T4">).</text:span><text:span text:style-name="T1"> </text:span><text:span text:style-name="T4">Under what conditions is the </text:span><text:span text:style-name="T13">printf</text:span><text:span text:style-name="T4"> statement executed? Why isn't it always executed?</text:span></text:p>
      <text:p text:style-name="P1"><text:span text:style-name="T4">(consider what would happen if you changed the program to execute something other than </text:span><text:span text:style-name="T13">/bin/ls</text:span><text:span text:style-name="T4">.)</text:span></text:p>
      <text:p text:style-name="P7"><draw:frame draw:style-name="fr1" draw:name="Frame17" text:anchor-type="char" svg:x="0in" svg:y="0.0728in" svg:width="5.7598in" svg:height="1.589in" draw:z-index="14"><draw:text-box><text:p text:style-name="Standard"/></draw:text-box></draw:frame></text:p>
      <text:p text:style-name="P15"/>
      <text:p text:style-name="P16">3.8:</text:p>
      <text:p text:style-name="P1"><text:span text:style-name="T7">2pts </text:span><text:span text:style-name="T2"><text:s/></text:span><text:span text:style-name="T4">What is the range of values returned from the child process?</text:span></text:p>
      <text:p text:style-name="P1"><draw:frame draw:style-name="fr1" draw:name="Frame18" text:anchor-type="char" svg:x="0in" svg:y="0.0646in" svg:width="5.7598in" svg:height="0.65in" draw:z-index="15"><draw:text-box><text:p text:style-name="Standard"/></draw:text-box></draw:frame><text:span text:style-name="T7">2pts</text:span><text:span text:style-name="T4"> </text:span><text:span text:style-name="T1"><text:s/></text:span><text:span text:style-name="T4">What is the range of values sent by child process and captured by the parent process?</text:span></text:p>
      <text:p text:style-name="P1"><draw:frame draw:style-name="fr1" draw:name="Frame19" text:anchor-type="char" svg:x="0in" svg:y="0.0646in" svg:width="5.7598in" svg:height="0.65in" draw:z-index="16"><draw:text-box><text:p text:style-name="Standard"/><text:p text:style-name="Standard"/></draw:text-box></draw:frame><text:span text:style-name="T7">2pts</text:span><text:span text:style-name="T4"> </text:span><text:span text:style-name="T1"><text:s/></text:span><text:span text:style-name="T4">When do you think the return value would be useful? </text:span></text:p>
      <text:p text:style-name="P1"><text:span text:style-name="T4">Hint: look at the commands </text:span><text:span text:style-name="T13">true</text:span><text:span text:style-name="T4"> and </text:span><text:span text:style-name="T13">false</text:span><text:span text:style-name="T4">.</text:span></text:p>
      <text:p text:style-name="P18"><draw:frame draw:style-name="fr1" draw:name="Frame20" text:anchor-type="char" svg:x="0in" svg:y="0.0646in" svg:width="5.7598in" svg:height="0.8752in" draw:z-index="17"><draw:text-box><text:p text:style-name="Standard"/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SimSun" svg:font-family="SimSun"/>
    <style:font-face style:name="Times New Roman" svg:font-family="'Times New Roman'" style:font-family-generic="roman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en" fo:country="US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style:writing-mode="lr-tb"/>
      <style:text-properties style:use-window-font-color="true" loext:opacity="0%" style:font-name="Times New Roman" fo:font-family="'Times New Roman'" style:font-family-generic="roman" style:font-pitch="variable" fo:font-size="10.5pt" fo:language="en" fo:country="US" style:letter-kerning="true" style:font-name-asian="SimSun" style:font-family-asian="SimSun" style:font-size-asian="10.5pt" style:language-asian="zh" style:country-asian="CN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Normal_20__28_Web_29_" style:display-name="Normal (Web)" style:family="paragraph">
      <style:paragraph-properties fo:margin-left="0in" fo:margin-right="0in" fo:margin-top="0.1945in" fo:margin-bottom="0.1945in" style:contextual-spacing="false" fo:text-align="start" style:justify-single-word="false" fo:orphans="2" fo:widows="2" fo:text-indent="0in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false" style:font-name-asian="SimSun" style:font-family-asian="SimSun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Wingdings" fo:font-family="Wingdings" style:font-charset="x-symbol" fo:font-size="6.5pt" style:font-size-asian="6.5pt" style:font-name-complex="Wingdings" style:font-family-complex="Wingdings" style:font-charset-complex="x-symbol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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44" style:layout-grid-base-height="0.2165in" style:layout-grid-ruby-height="0in" style:layout-grid-mode="line" style:layout-grid-ruby-below="false" style:layout-grid-print="false" style:layout-grid-display="fals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title>Name:</dc:title>
    <meta:initial-creator>朱熠锷</meta:initial-creator>
    <meta:creation-date>2006-04-26T01:14:00</meta:creation-date>
    <dc:date>2022-02-04T22:22:22.975692643</dc:date>
    <meta:editing-cycles>2</meta:editing-cycles>
    <meta:editing-duration>PT27M44S</meta:editing-duration>
    <meta:document-statistic meta:table-count="0" meta:image-count="0" meta:object-count="0" meta:page-count="8" meta:paragraph-count="42" meta:word-count="393" meta:character-count="2208" meta:non-whitespace-character-count="1839"/>
    <meta:generator>LibreOffice/7.2.1.2$OpenBSD_X86_64 LibreOffice_project/20$Build-2</meta:generator>
    <meta:user-defined meta:name="KSOProductBuildVer">1033-9.1.0.4746</meta:user-defined>
  </office:meta>
</office:document-meta>
</file>